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8.30791666666667cm" style:use-optimal-column-width="true"/>
    </style:style>
    <style:style style:name="co8" style:family="table-column">
      <style:table-column-properties fo:break-before="auto" style:column-width="11.6945833333333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3" table:default-cell-style-name="ce1"/>
        <table:table-column table:style-name="co18" table:number-columns-repeated="16343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 සංදේශය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ේ ආරම්භය හා ව්‍යාප්තිය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ේ අංග සිරිත්විරිත් හා සම්ප්‍රධායන්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පද බෙද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නාම ප්‍රකෘති හා ධාතු ප්‍රකෘති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දළදා පෙරහැර</text:p>
          </table:table-cell>
          <table:table-cell office:value-type="string" table:style-name="ce1">
            <text:p>උපසර්ග පද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සාහිත්‍ය පසුබිම හා කතුවරයා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චරිත නිරූප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 සමාජ පණිවුඩය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</text:p>
          </table:table-cell>
          <table:table-cell office:value-type="string" table:style-name="ce1">
            <text:p>අඟුල්මල් දමනය සමාජ පණිවුඩය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ජනකවි වර්ගීකරණය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ජනකවිය හා ජනකවියා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ජනකවිය හා ජනකවියා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ජනකවි රසවිඳ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දුකට කියන කවි සීපද</text:p>
          </table:table-cell>
          <table:table-cell office:value-type="string" table:style-name="ce1">
            <text:p>ජනකවි බස්වහර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ශ්‍රීමත් අයිවර් ජෙනිංග්ස්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සද්ධර්ම රත්නාවලියේ රචනා උපක්‍රම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දඹදෙනි සාහිත්‍ය යුගය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උග්ගසේන නම් සිටුපුත්හුගේ වස්තුව</text:p>
          </table:table-cell>
          <table:table-cell office:value-type="string" table:style-name="ce1">
            <text:p>උග්ගසේන කතා වස්තුවේ ඇතුළත් හාස්‍ය උපහාස සානුකම්පිත රසය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ැඳින්වීම හා ස්වර වර්ගීකරණය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සිංහල වර්ණමාලාව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ූලික ප්‍රභේද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පිල්ලම් භාවිතය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වින්‍යාසය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වින්‍යාසය නිවැරදිව භාවිතකොට ලියමු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්ෂර වින්‍යාසය</text:p>
          </table:table-cell>
          <table:table-cell office:value-type="string" table:style-name="ce1">
            <text:p>අක්ෂර මාලාව හා අකාරාදී පිළිවෙළ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ිශ්වකෝෂය</text:p>
          </table:table-cell>
          <table:table-cell office:value-type="string" table:style-name="ce1">
            <text:p>විශ්වකෝෂය</text:p>
          </table:table-cell>
          <table:table-cell office:value-type="string" table:style-name="ce1">
            <text:p>ශබ්ධකෝෂ හා විශ්වකෝෂ භාවිතය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විශ්වකෝෂය</text:p>
          </table:table-cell>
          <table:table-cell office:value-type="string" table:style-name="ce1">
            <text:p>විශ්වකෝෂය</text:p>
          </table:table-cell>
          <table:table-cell office:value-type="string" table:style-name="ce1">
            <text:p>විශ්වකෝෂය ඇසුරෙන් වාක්කෝෂ දැනුම ලබා ගනිමු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රසින් රස මවන බස් මහිමය</text:p>
          </table:table-cell>
          <table:table-cell office:value-type="string" table:style-name="ce1">
            <text:p>රසින් රස මවන බස් මහිමය</text:p>
          </table:table-cell>
          <table:table-cell office:value-type="string" table:style-name="ce1">
            <text:p>ලේඛකයකුගේ භාෂා භාවිතය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රසින් රස මවන බස් මහිමය</text:p>
          </table:table-cell>
          <table:table-cell office:value-type="string" table:style-name="ce1">
            <text:p>රසින් රස මවන බස් මහිමය</text:p>
          </table:table-cell>
          <table:table-cell office:value-type="string" table:style-name="ce1">
            <text:p>භාෂාවේ පද හඳුනාගැනීම හා භාවිතය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උක්ත අනුක්ත භේදය හා කතෘ උක්ත වන වාක්‍ය රීති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කතෘ අනුක්ත වන වාක්‍ය රීති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වාක්‍ය රීති</text:p>
          </table:table-cell>
          <table:table-cell office:value-type="string" table:style-name="ce1">
            <text:p>වාක්‍ය රටා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රචනාවක ආකෘතිය හා ආදර්ශ රචනාව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රචනා ලිවීමේ ශිල්පීය දක්ෂතා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වාක්‍ය රචනය</text:p>
          </table:table-cell>
          <table:table-cell office:value-type="string" table:style-name="ce1">
            <text:p>රචනය යනු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විචාරය යනු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භාෂා උපක්‍රම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විචාර සිද්ධාන්ත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3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රාංශකරණය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1-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දියවර සිරිසර</text:p>
          </table:table-cell>
          <table:table-cell office:value-type="string" table:style-name="ce1">
            <text:p>දියවර සිරිසර</text:p>
          </table:table-cell>
          <table:table-cell office:value-type="string" table:style-name="ce1">
            <text:p>දේශන සාකච්ඡා වලට සවන් දී තොරතුරු රැස්කිර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ශ්‍රීමත් අයිවර් ජෙනිංග්ස්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ශ්‍රීමත් අයිවර් ජෙනිංග්ස්</text:p>
          </table:table-cell>
          <table:table-cell office:value-type="string" table:style-name="ce1">
            <text:p>කියවා අවබෝධ කරගත්කරුණු අවස්ථානුකූලව භාවිතය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ාහිත්‍ය රසවින්දනය හා විචාරය</text:p>
          </table:table-cell>
          <table:table-cell office:value-type="string" table:style-name="ce1">
            <text:p>සංදේශය යනු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 සංදේශය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 සංදේශය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සම්ප්‍රධාන විභක්ති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 භාවිත කර ලේඛනයේ යෙදීම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</text:p>
          </table:table-cell>
          <table:table-cell office:value-type="string" table:style-name="ce1">
            <text:p>විභක්ති වර්ග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 සංදේශය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පරිසර වර්ණකා වල විචිත්‍රත්වය හා සන්දේශ කාව්‍ය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භාෂාවේ චතුර්විධ කුසලතා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දේශන හා සාකච්ඡා වලට සවන්දී තොරතුරු වාර්තා කිරීම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භාෂාවේ උපත පිළිබඳ මත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බස ඉපදුණු සැටි අසනු ය විස්තර</text:p>
          </table:table-cell>
          <table:table-cell office:value-type="string" table:style-name="ce1">
            <text:p>ව්‍යාපාරික ලිපි හා රාජකාරී ලිපි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යා දකින චමත්කාරජනක ගම් පියසේ වටිනාකම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හංසයා සන්දේශයේ අර්ථරසය හා ශබ්ධ රසය යොදාගත්අයුරු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කෑරගලය වැජඹෙයි මේ ලෙසින් සිට.</text:p>
          </table:table-cell>
          <table:table-cell office:value-type="string" table:style-name="ce1">
            <text:p>ගම හා පන්සල අතර සබඳතාවය හංසයා සන්දේශයේ නිරූපණය වන අයුරු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 කිරීමේ වැදගත්කම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තොටගමුවේ ශ්‍රී රාහුලහිමිගේ සාහිත්‍ය මෙහෙවර හා සැළලිහිනි සංදේශය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සැළලිහිනි සංදේශයේ මග විසිතුරු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සැළලිහිනි සංදේශයේ මග විසිතුරු ( 7 -13)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පුවත්පත් බිත්ති පුවත්පත් සඟරා සඳහා විශේෂාංග ලිපි නිර්මාණය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කතු වැකිය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බහුවිධ මාධ්‍ය භාවිතය</text:p>
          </table:table-cell>
          <table:table-cell office:value-type="string" table:style-name="ce1">
            <text:p>තීරු ලිපි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උපභාෂා ව්‍යවහාර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පරිමිත භාෂා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කාව්‍යෝපක්‍රම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ස්වභාවෝක්ති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සන්ධි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ගාත්‍රාදේශ සන්ධිය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රට වටා පද රටා</text:p>
          </table:table-cell>
          <table:table-cell office:value-type="string" table:style-name="ce1">
            <text:p>සන්ධිය නිවැරදිව භාවිත කිරීම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කවියකුගේ දැක්ම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 සැලලිහිනි සංදේශය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මග විසිතුරු</text:p>
          </table:table-cell>
          <table:table-cell office:value-type="string" table:style-name="ce1">
            <text:p>සැලලිහිනි කවියා දූතයාට පෙන්වන වන පියසේ අසිරිය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 හා සන්ධි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විභක්ති සමාස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 වර්ගීකරණය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ශෝකයත් රසයක් කළ මිනිසෙක්</text:p>
          </table:table-cell>
          <table:table-cell office:value-type="string" table:style-name="ce1">
            <text:p>ශෝකයත් රසයක් කළ මිනිසෙක්</text:p>
          </table:table-cell>
          <table:table-cell office:value-type="string" table:style-name="ce1">
            <text:p>මිනිහා මස් රාත්තලම ඉල්ලනවා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ශෝකයත් රසයක් කළ මිනිසෙක්</text:p>
          </table:table-cell>
          <table:table-cell office:value-type="string" table:style-name="ce1">
            <text:p>ශෝකයත් රසයක් කළ මිනිසෙක්</text:p>
          </table:table-cell>
          <table:table-cell office:value-type="string" table:style-name="ce1">
            <text:p>ශේක්ස්පියර් තම ක්ෂේස්ත්‍රයට සිදුගළ සේවය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කවි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ජන කවියේ සුවිශේෂී ලක්ෂණ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සමාස</text:p>
          </table:table-cell>
          <table:table-cell office:value-type="string" table:style-name="ce1">
            <text:p>ප්‍රත්‍යාර්ථ නාම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6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ප්‍රත්‍යයාර්ථ නාම</text:p>
          </table:table-cell>
          <table:table-cell office:value-type="string" table:style-name="ce1">
            <text:p>ප්‍රත්‍යයාර්ථ නාම</text:p>
          </table:table-cell>
          <table:table-cell office:value-type="string" table:style-name="ce1">
            <text:p>කෘදන්ත පද සෑදෙන අයුරු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ප්‍රත්‍යයාර්ථ නාම</text:p>
          </table:table-cell>
          <table:table-cell office:value-type="string" table:style-name="ce1">
            <text:p>ප්‍රත්‍යයාර්ථ නාම</text:p>
          </table:table-cell>
          <table:table-cell office:value-type="string" table:style-name="ce1">
            <text:p>තද්ධිත හා කෘදන්ත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8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ජනකවිය හඳුනා ගනිමු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4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හන් ඉසිමුව කළුවර බලාලා</text:p>
          </table:table-cell>
          <table:table-cell office:value-type="string" table:style-name="ce1">
            <text:p>කුරක්කන් කවියේ රස මිහිර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මිහිලිය නළලේ අංජන තිලකේ</text:p>
          </table:table-cell>
          <table:table-cell office:value-type="string" table:style-name="ce1">
            <text:p>මිහිලිය නළලේ අංජන තිලකේ</text:p>
          </table:table-cell>
          <table:table-cell office:value-type="string" table:style-name="ce1">
            <text:p>දේශාභිමානී ගීත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2-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මිහිලිය නළලේ අංජන තිලකේ</text:p>
          </table:table-cell>
          <table:table-cell office:value-type="string" table:style-name="ce1">
            <text:p>මිහිලිය නළලේ අංජන තිලකේ</text:p>
          </table:table-cell>
          <table:table-cell office:value-type="string" table:style-name="ce1">
            <text:p>භාෂාත්මක යෙදුම් හරහා දේශාභිමානී හැඟීම් වර්ධනය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බළන්ගොඩින් ගැලූ පැණසර මෙත් ගඟුල</text:p>
          </table:table-cell>
          <table:table-cell office:value-type="string" table:style-name="ce1">
            <text:p>බළන්ගොඩින් ගැලූ පැණසර මෙත් ගඟුල</text:p>
          </table:table-cell>
          <table:table-cell table:number-columns-repeated="16375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බළන්ගොඩින් ගැලූ පැණසර මෙත් ගඟුල</text:p>
          </table:table-cell>
          <table:table-cell office:value-type="string" table:style-name="ce1">
            <text:p>බළන්ගොඩින් ගැලූ පැණසර මෙත් ගඟුල</text:p>
          </table:table-cell>
          <table:table-cell office:value-type="string" table:style-name="ce1">
            <text:p>බළන්ගොඩ ආනන්ද මෛත්‍රී හිමි චරිතාපදානය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වසාන නොවන ක්‍රියා පද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ක්‍රියා පද ආශ්‍රිත අභ්‍යාස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 කෙටිකතාවේ කතුවරයා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 කෙටිකතාවේ වස්තු විෂය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 කෙටිකතාවේ භාෂාව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</text:p>
          </table:table-cell>
          <table:table-cell office:value-type="string" table:style-name="ce1">
            <text:p>අපට වැසිකිළියක් කෙටිකතාවේ චරිත නිරූපණය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නිර්මාණ වල භාෂාවේ සුවිශේෂිතා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සාහාත්‍යයේ මාධ්‍ය භාෂාවයි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ව්‍ය පද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උපසර්ග සහිත ක්‍රියාකාරකම්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නිපාත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අද්‍යතන සාහිත්‍ය <text:s/>නිර්මාණයන්හි භාෂාව</text:p>
          </table:table-cell>
          <table:table-cell office:value-type="string" table:style-name="ce1">
            <text:p>නිපාත ii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වතුර මල</text:p>
          </table:table-cell>
          <table:table-cell office:value-type="string" table:style-name="ce1">
            <text:p>වතුර මල</text:p>
          </table:table-cell>
          <table:table-cell office:value-type="string" table:style-name="ce1">
            <text:p>වතුර මල කෙටිකතාවට පදනම් මානව ගුණාංග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වතුර මල</text:p>
          </table:table-cell>
          <table:table-cell office:value-type="string" table:style-name="ce1">
            <text:p>වතුර මල</text:p>
          </table:table-cell>
          <table:table-cell office:value-type="string" table:style-name="ce1">
            <text:p>වතුර මල කෙටිකතාවට රසවිඳීම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 කෙටි කතාවේ කතුවරයා හා පරිවර්කත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 කෙටි කතාවේ වස්තුවිෂය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කෙටි කතාවක ශිල්පීය ලක්ෂණ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කෙටි කතාව යනු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කෙටි කතාව සඳහා යොදාගත් <text:s/>භාෂාව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</text:p>
          </table:table-cell>
          <table:table-cell office:value-type="string" table:style-name="ce1">
            <text:p>දියමන්ති මාලය කෙටි කතාවේ චරිත නිරූපණය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දැන්වීම්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වෙළඳ දැන්වීම්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පුවත්පත් වාර්තා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පුවත්පත් <text:s/>වාර්තා, <text:s/>දැන්වීම් <text:s text:c="3"/>සහ ප්‍රායෝගික ලේඛන</text:p>
          </table:table-cell>
          <table:table-cell office:value-type="string" table:style-name="ce1">
            <text:p>ආකෘතිපත්‍ර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මහගමසේකර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දෑතේ කරගැට සිඹ සනසන්නට රසාස්වාදය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 කවිපෙළෙන් ඉස්මතු වන යහ සිරිත්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</text:p>
          </table:table-cell>
          <table:table-cell office:value-type="string" table:style-name="ce1">
            <text:p>සුභාෂිතය කවිපෙළෙන් ඉස්මතු වන යහ සිරිත්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ජාතික ශ්‍රමාභිමානය ඉස්මතුවන අයුරු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දෑතේ කරගැට සිඹ සනසන්නට...</text:p>
          </table:table-cell>
          <table:table-cell office:value-type="string" table:style-name="ce1">
            <text:p>කාව්‍ය උපක්‍රම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අත්දැකීම් <text:s/>ප්‍රතිනිර්මාණය</text:p>
          </table:table-cell>
          <table:table-cell office:value-type="string" table:style-name="ce1">
            <text:p>අත්දැකීම් <text:s/>ප්‍රතිනිර්මාණය</text:p>
          </table:table-cell>
          <table:table-cell office:value-type="string" table:style-name="ce1">
            <text:p>පද්‍ය නිර්මාණය කිරිම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අත්දැකීම් <text:s/>ප්‍රතිනිර්මාණය</text:p>
          </table:table-cell>
          <table:table-cell office:value-type="string" table:style-name="ce1">
            <text:p>අත්දැකීම් <text:s/>ප්‍රතිනිර්මාණය</text:p>
          </table:table-cell>
          <table:table-cell office:value-type="string" table:style-name="ce1">
            <text:p>පද්‍ය නිර්මාණය සඳහා උචිත භාෂා ව්‍යවහාර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 පද්‍ය රසවිඳීම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සාරාංශකරණය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ශ්‍රී ලංකාවේ ජුරාසික යුගය පිළිබඳ පුරාවිද්‍යාත්මක සාධක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 කවිපන්තියේ රචනා උපක්‍රම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ජීව අජීව වස්තුන් කෙරෙහි වස්සානයේ බලපෑම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</text:p>
          </table:table-cell>
          <table:table-cell office:value-type="string" table:style-name="ce1">
            <text:p>වස්සානයෙන් මතුවන චමත්කාරය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විරාම ලක්ෂණ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ශ්‍රී ලංකාවේ ජුරාසික යුගය</text:p>
          </table:table-cell>
          <table:table-cell office:value-type="string" table:style-name="ce1">
            <text:p>දෙතිත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මුස්ලිම් ජනතාවගේ සිරිත්විරිත්</text:p>
          </table:table-cell>
          <table:table-cell office:value-type="string" table:style-name="ce1">
            <text:p>මුස්ලිම් ජනතාවගේ සිරිත්විරිත්</text:p>
          </table:table-cell>
          <table:table-cell office:value-type="string" table:style-name="ce1">
            <text:p>රාමසාන් උත්සවය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මුස්ලිම් ජනතාවගේ සිරිත්විරිත්</text:p>
          </table:table-cell>
          <table:table-cell office:value-type="string" table:style-name="ce1">
            <text:p>මුස්ලිම් ජනතාවගේ සිරිත්විරිත්</text:p>
          </table:table-cell>
          <table:table-cell office:value-type="string" table:style-name="ce1">
            <text:p>සලාමයට පිළිතුරු දීම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7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නාට්‍ය පිටපත් රචනය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49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ප්‍රස්ථාව පිරුළු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5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රූඪි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nhala-11-t3-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තල මල පිපිලා</text:p>
          </table:table-cell>
          <table:table-cell office:value-type="string" table:style-name="ce1">
            <text:p>යුගල පද</text:p>
          </table:table-cell>
          <table:table-cell table:number-columns-repeated="16374"/>
        </table:table-row>
        <table:table-row table:number-rows-repeated="10484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22T13:50:29Z</meta:creation-date>
    <dc:date>2022-09-24T08:46:41Z</dc:date>
    <meta:editing-cycles>42</meta:editing-cycles>
    <meta:editing-duration>PT22521S</meta:editing-duration>
  </office:meta>
</office:document-meta>
</file>